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6.995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7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3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4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5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rsid="0009fdf5" style:font-size-asian="11pt" style:font-size-complex="11pt"/>
    </style:style>
    <style:style style:name="P8" style:family="paragraph" style:parent-style-name="Standard">
      <style:text-properties fo:font-size="11pt" officeooo:paragraph-rsid="001c9e91" style:font-size-asian="11pt" style:font-size-complex="11pt"/>
    </style:style>
    <style:style style:name="P9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10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11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5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6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17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18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9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20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1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2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3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4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25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26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27" style:family="paragraph" style:parent-style-name="Table_20_Contents">
      <style:text-properties officeooo:paragraph-rsid="001c9e91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fo:font-size="11pt" officeooo:rsid="001b78a5" style:font-size-asian="11pt" style:font-size-complex="11pt"/>
    </style:style>
    <style:style style:name="T4" style:family="text">
      <style:text-properties officeooo:rsid="001824be"/>
    </style:style>
    <style:style style:name="T5" style:family="text">
      <style:text-properties officeooo:rsid="001b78a5"/>
    </style:style>
    <style:style style:name="T6" style:family="text">
      <style:text-properties officeooo:rsid="001c9e91"/>
    </style:style>
    <style:style style:name="T7" style:family="text">
      <style:text-properties officeooo:rsid="001d61af"/>
    </style:style>
    <style:style style:name="T8" style:family="text">
      <style:text-properties officeooo:rsid="001da5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2128911774192">
          <table:table-cell table:style-name="Table3.A1" office:value-type="string">
            <text:p text:style-name="P2">Nome</text:p>
          </table:table-cell>
          <table:table-cell table:style-name="Table3.B1" office:value-type="string">
            <text:p text:style-name="P2">Descrivi nuova rete</text:p>
          </table:table-cell>
        </table:table-row>
        <table:table-row table:style-name="TableLine2128911779360">
          <table:table-cell table:style-name="Table3.A2" office:value-type="string">
            <text:p text:style-name="P2">Attore</text:p>
          </table:table-cell>
          <table:table-cell table:style-name="Table3.B2" office:value-type="string">
            <text:p text:style-name="P2">Configuratore</text:p>
          </table:table-cell>
        </table:table-row>
        <table:table-row table:style-name="TableLine2128911780176">
          <table:table-cell table:style-name="Table3.A2" office:value-type="string">
            <text:p text:style-name="P2">Scenario principale</text:p>
          </table:table-cell>
          <table:table-cell table:style-name="Table3.B2" office:value-type="string">
            <text:list xml:id="list2893582841" text:style-name="L1">
              <text:list-item>
                <text:p text:style-name="P9">Il configuratore inserisce il nome della rete.</text:p>
              </text:list-item>
              <text:list-item>
                <text:p text:style-name="P9">il configuratore inserisce <text:span text:style-name="T1">il nome di un nodo</text:span>.</text:p>
              </text:list-item>
              <text:list-item>
                <text:p text:style-name="P19">Il configuratore inserisce il nome di una transizione.</text:p>
              </text:list-item>
              <text:list-item>
                <text:p text:style-name="P19">Il configurate sceglie la direzione della relazione di flusso.</text:p>
              </text:list-item>
              <text:list-item>
                <text:p text:style-name="P10">l’utente invia il comando di terminazione dell’aggiunta di elementi.</text:p>
              </text:list-item>
              <text:list-item>
                <text:p text:style-name="P11">Il <text:span text:style-name="T2">sistema</text:span> chiede al configuratore se vuole salvare la rete.</text:p>
              </text:list-item>
              <text:list-item>
                <text:p text:style-name="P11">Il configuratore conferma il salvataggio della rete</text:p>
              </text:list-item>
              <text:list-item>
                <text:p text:style-name="P16">Il sistema salva la rete</text:p>
              </text:list-item>
            </text:list>
          </table:table-cell>
        </table:table-row>
        <table:table-row table:style-name="TableLine2128911780992">
          <table:table-cell table:style-name="Table3.A2" office:value-type="string">
            <text:p text:style-name="P2">Scenario alternativo</text:p>
          </table:table-cell>
          <table:table-cell table:style-name="Table3.B2" office:value-type="string">
            <text:p text:style-name="P20">5a1.Precondizione: il configuratore sceglie una relazione di flusso transizione-posto, con la transizione che non è puntata da nessun nodo.</text:p>
            <text:p text:style-name="P20">Il sistema stampa un messagio di errore.</text:p>
            <text:p text:style-name="P20">Torna al punto 2.</text:p>
          </table:table-cell>
        </table:table-row>
        <table:table-row table:style-name="TableLine2128911780992">
          <table:table-cell table:style-name="Table3.A2" office:value-type="string">
            <text:p text:style-name="P20">Scenario</text:p>
            <text:p text:style-name="P20">alternativo</text:p>
          </table:table-cell>
          <table:table-cell table:style-name="Table3.B2" office:value-type="string">
            <text:p text:style-name="P20">5a2.Precondizione: il configuratore sceglie di inserire altri elementi.</text:p>
            <text:p text:style-name="P20">Torna al punto 2.</text:p>
          </table:table-cell>
        </table:table-row>
        <table:table-row table:style-name="TableLine2128911770384">
          <table:table-cell table:style-name="Table3.A2" office:value-type="string">
            <text:p text:style-name="P3">Scenario alternativo</text:p>
          </table:table-cell>
          <table:table-cell table:style-name="Table3.B2" office:value-type="string">
            <text:p text:style-name="P3">6a1. Precondizione: il configuratore non salva la rete.</text:p>
            <text:p text:style-name="P3">&lt;&lt;<text:span text:style-name="T4">include&gt;&gt; “Scelta Operazione” ( ritorna al menù principale).</text:span></text:p>
          </table:table-cell>
        </table:table-row>
        <table:table-row table:style-name="TableLine2128911751888">
          <table:table-cell table:style-name="Table3.A2" office:value-type="string">
            <text:p text:style-name="P4">Scenario alternativo</text:p>
          </table:table-cell>
          <table:table-cell table:style-name="Table3.B2" office:value-type="string">
            <text:p text:style-name="P4">7a1. Precondizione: la rete salvata è già presente.</text:p>
            <text:p text:style-name="P4">Il sistema avvisa all’utente che la rete che sta salvando è già presente.</text:p>
            <text:p text:style-name="P12">&lt;&lt;<text:span text:style-name="T4">include&gt;&gt; “Scelta Operazione” ( ritorna al menù principale).</text:span></text:p>
          </table:table-cell>
        </table:table-row>
      </table:table>
      <text:p text:style-name="P7"/>
      <text:p text:style-name="P1"/>
      <table:table table:name="Table2" table:style-name="Table2">
        <table:table-column table:style-name="Table2.A"/>
        <table:table-column table:style-name="Table2.B"/>
        <table:table-row table:style-name="TableLine2128911775824">
          <table:table-cell table:style-name="Table2.A1" office:value-type="string">
            <text:p text:style-name="P5">Nome</text:p>
          </table:table-cell>
          <table:table-cell table:style-name="Table2.B1" office:value-type="string">
            <text:p text:style-name="P5">Visualizzazione reti salvate</text:p>
          </table:table-cell>
        </table:table-row>
        <table:table-row table:style-name="TableLine2128911750528">
          <table:table-cell table:style-name="Table2.A2" office:value-type="string">
            <text:p text:style-name="P5">Attore </text:p>
          </table:table-cell>
          <table:table-cell table:style-name="Table2.B2" office:value-type="string">
            <text:p text:style-name="P5">Configuratore</text:p>
          </table:table-cell>
        </table:table-row>
        <table:table-row table:style-name="TableLine2128911757328">
          <table:table-cell table:style-name="Table2.A2" office:value-type="string">
            <text:p text:style-name="P5">Scenario principale</text:p>
          </table:table-cell>
          <table:table-cell table:style-name="Table2.B2" office:value-type="string">
            <text:list xml:id="list2801558506" text:style-name="L2">
              <text:list-item>
                <text:p text:style-name="P17">Il sistema mostra al configuratore una lista con i nomi delle varie reti salvate.</text:p>
              </text:list-item>
              <text:list-item>
                <text:p text:style-name="P17">Il configuratore sceglie la rete da visualizzare <text:span text:style-name="T5">indicando il nome della rete.</text:span></text:p>
              </text:list-item>
              <text:list-item>
                <text:p text:style-name="P17">Il sistema visualizza la rete.</text:p>
              </text:list-item>
            </text:list>
          </table:table-cell>
        </table:table-row>
        <table:table-row table:style-name="TableLine2128911766304">
          <table:table-cell table:style-name="Table2.A2" office:value-type="string">
            <text:p text:style-name="P21">Scenario</text:p>
            <text:p text:style-name="P21">alternativo</text:p>
          </table:table-cell>
          <table:table-cell table:style-name="Table2.B2" office:value-type="string">
            <text:p text:style-name="P21">1a1. Precondizione: Non ci sono reti salvate da poter visualizzare.</text:p>
            <text:p text:style-name="P13">&lt;&lt;<text:span text:style-name="T4">include&gt;&gt; “Scelta Operazione” ( ritorna al menù principale).</text:span></text:p>
          </table:table-cell>
        </table:table-row>
      </table:table>
      <text:p text:style-name="P1"/>
      <text:p text:style-name="P1"/>
      <text:p text:style-name="P8"/>
      <table:table table:name="Tabella1" table:style-name="Tabella1">
        <table:table-column table:style-name="Tabella1.A"/>
        <table:table-column table:style-name="Tabella1.B"/>
        <table:table-row table:style-name="TableLine2129570909968">
          <table:table-cell table:style-name="Tabella1.A1" office:value-type="string">
            <text:p text:style-name="P18">Nome</text:p>
          </table:table-cell>
          <table:table-cell table:style-name="Tabella1.B1" office:value-type="string">
            <text:p text:style-name="P23">Scelta Operazione</text:p>
          </table:table-cell>
        </table:table-row>
        <table:table-row table:style-name="TableLine2129570924112">
          <table:table-cell table:style-name="Tabella1.A2" office:value-type="string">
            <text:p text:style-name="P18">Attore </text:p>
          </table:table-cell>
          <table:table-cell table:style-name="Tabella1.B2" office:value-type="string">
            <text:p text:style-name="P18">Configuratore</text:p>
          </table:table-cell>
        </table:table-row>
        <table:table-row table:style-name="TableLine2129570916768">
          <table:table-cell table:style-name="Tabella1.A2" office:value-type="string">
            <text:p text:style-name="P18">Scenario principale</text:p>
          </table:table-cell>
          <table:table-cell table:style-name="Tabella1.B2" office:value-type="string">
            <text:list xml:id="list2871916017" text:style-name="L3">
              <text:list-item>
                <text:p text:style-name="P24">Il sistema mostra le opzioni.</text:p>
              </text:list-item>
              <text:list-item>
                <text:p text:style-name="P24">Il configuratore sceglie di configurare una rete.</text:p>
              </text:list-item>
            </text:list>
          </table:table-cell>
        </table:table-row>
        <table:table-row table:style-name="TableLine2129570924656">
          <table:table-cell table:style-name="Tabella1.A2" office:value-type="string">
            <text:p text:style-name="P27"><text:span text:style-name="T3">Scenario</text:span></text:p>
            <text:p text:style-name="P22">alternativo</text:p>
          </table:table-cell>
          <table:table-cell table:style-name="Tabella1.B2" office:value-type="string">
            <text:p text:style-name="P23">2a1.Precondizione: Il configuratore sceglie di configurare una rete di petri.</text:p>
            <text:p text:style-name="P14">&lt;&lt;<text:span text:style-name="T4">include&gt;&gt; “</text:span><text:span text:style-name="T6">Configura rete di Petri</text:span><text:span text:style-name="T4">”.</text:span></text:p>
            <text:p text:style-name="P23">2b1.Precondizione: Il configuratore sceglie di configurare una rete di petri con priorità.</text:p>
            <text:p text:style-name="P14">&lt;&lt;<text:span text:style-name="T4">include&gt;&gt; “</text:span><text:span text:style-name="T6">Configura rete di Petr</text:span><text:span text:style-name="T7">i con priorità”</text:span></text:p>
            <text:p text:style-name="P25">2<text:span text:style-name="T8">c</text:span>1.Precondizione: Il configuratore sceglie di <text:span text:style-name="T8">visualizzare le reti presenti</text:span>.</text:p>
            <text:p text:style-name="P15">&lt;&lt;<text:span text:style-name="T4">include&gt;&gt; “</text:span><text:span text:style-name="T8">Visualizza reti</text:span><text:span text:style-name="T7">”</text:span></text:p>
            <text:p text:style-name="P26">2d1.Precondizione:Il configuratore chiude il programma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11:22:27.612606582</meta:creation-date>
    <dc:date>2021-04-22T15:42:53.699000000</dc:date>
    <meta:editing-duration>PT4H59M4S</meta:editing-duration>
    <meta:editing-cycles>18</meta:editing-cycles>
    <meta:generator>LibreOffice/7.0.4.2$Windows_X86_64 LibreOffice_project/dcf040e67528d9187c66b2379df5ea4407429775</meta:generator>
    <meta:document-statistic meta:table-count="3" meta:image-count="0" meta:object-count="0" meta:page-count="1" meta:paragraph-count="56" meta:word-count="310" meta:character-count="2145" meta:non-whitespace-character-count="1902"/>
  </office:meta>
</office:document-meta>
</file>